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7291in" fo:margin-right="0in" fo:text-indent="-0.0835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083in"/>
          <style:tab-stop style:position="0.2189in"/>
          <style:tab-stop style:position="0.6252in"/>
          <style:tab-stop style:position="0.6354in"/>
          <style:tab-stop style:position="0.6457in"/>
          <style:tab-stop style:position="0.6665in"/>
          <style:tab-stop style:position="0.6772in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margin-left="0.9846in" fo:margin-right="0in" fo:text-indent="-0.25in" style:auto-text-indent="false">
        <style:tab-stops>
          <style:tab-stop style:position="0.1043in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margin-left="0.7291in" fo:margin-right="0in" fo:text-indent="-0.4374in" style:auto-text-indent="false">
        <style:tab-stops>
          <style:tab-stop style:position="0.1043in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margin-left="0.9846in" fo:margin-right="0in" fo:text-indent="-0.2189in" style:auto-text-indent="false">
        <style:tab-stops>
          <style:tab-stop style:position="0.1043in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margin-left="0.7291in" fo:margin-right="0in" fo:text-indent="-0.4063in" style:auto-text-indent="false">
        <style:tab-stops>
          <style:tab-stop style:position="0.1043in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margin-left="0.9846in" fo:margin-right="0in" fo:text-indent="-0.1874in" style:auto-text-indent="false">
        <style:tab-stops>
          <style:tab-stop style:position="0.1043in"/>
          <style:tab-stop style:position="0.1252in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margin-left="0.9846in" fo:margin-right="0in" fo:text-indent="0.1665in" style:auto-text-indent="false">
        <style:tab-stops>
          <style:tab-stop style:position="0.1043in"/>
          <style:tab-stop style:position="0.1252in"/>
          <style:tab-stop style:position="0.6563in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 style:list-style-name="L1">
      <style:paragraph-properties fo:margin-left="0.9846in" fo:margin-right="0in" fo:text-indent="-0.1457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margin-left="0.9846in" fo:margin-right="0in" fo:text-indent="-0.1457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6252in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margin-left="0.9846in" fo:margin-right="0in" fo:text-indent="0.198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6252in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 style:list-style-name="L1">
      <style:paragraph-properties fo:margin-left="0.9846in" fo:margin-right="0in" fo:text-indent="0.2189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6252in"/>
          <style:tab-stop style:position="0.6354in"/>
          <style:tab-stop style:position="0.6457in"/>
        </style:tab-stops>
      </style:paragraph-properties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margin-left="0.9846in" fo:margin-right="0in" fo:text-indent="-0.1043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083in"/>
          <style:tab-stop style:position="0.6252in"/>
          <style:tab-stop style:position="0.6354in"/>
          <style:tab-stop style:position="0.6457in"/>
        </style:tab-stops>
      </style:paragraph-properties>
      <style:text-properties fo:font-weight="bold" style:font-weight-asian="bold" style:font-weight-complex="bold"/>
    </style:style>
    <style:style style:name="P14" style:family="paragraph" style:parent-style-name="Standard" style:list-style-name="L1">
      <style:paragraph-properties fo:margin-left="0.9846in" fo:margin-right="0in" fo:text-indent="0.2602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083in"/>
          <style:tab-stop style:position="0.6252in"/>
          <style:tab-stop style:position="0.6354in"/>
          <style:tab-stop style:position="0.6457in"/>
          <style:tab-stop style:position="0.6665in"/>
          <style:tab-stop style:position="0.6772in"/>
          <style:tab-stop style:position="0.7811in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 style:list-style-name="L1">
      <style:paragraph-properties fo:margin-left="0.9846in" fo:margin-right="0in" fo:text-indent="-0.0835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083in"/>
          <style:tab-stop style:position="0.2189in"/>
          <style:tab-stop style:position="0.6252in"/>
          <style:tab-stop style:position="0.6354in"/>
          <style:tab-stop style:position="0.6457in"/>
          <style:tab-stop style:position="0.6665in"/>
          <style:tab-stop style:position="0.6772in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L1">
      <style:paragraph-properties fo:margin-left="0.5102in" fo:margin-right="0in" fo:text-indent="-0.1457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6252in"/>
          <style:tab-stop style:position="0.6354in"/>
          <style:tab-stop style:position="0.6457in"/>
          <style:tab-stop style:position="0.6665in"/>
          <style:tab-stop style:position="0.6772in"/>
        </style:tab-stops>
      </style:paragraph-properties>
      <style:text-properties fo:font-weight="bold" style:font-weight-asian="bold" style:font-weight-complex="bold"/>
    </style:style>
    <style:style style:name="P17" style:family="paragraph" style:parent-style-name="Standard" style:list-style-name="L1">
      <style:paragraph-properties fo:margin-left="0.5102in" fo:margin-right="0in" fo:text-indent="0.1563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4583in"/>
          <style:tab-stop style:position="0.6252in"/>
          <style:tab-stop style:position="0.6354in"/>
          <style:tab-stop style:position="0.6457in"/>
          <style:tab-stop style:position="0.6665in"/>
        </style:tab-stops>
      </style:paragraph-properties>
      <style:text-properties fo:font-weight="bold" style:font-weight-asian="bold" style:font-weight-complex="bold"/>
    </style:style>
    <style:style style:name="P18" style:family="paragraph" style:parent-style-name="Standard" style:list-style-name="L1">
      <style:paragraph-properties fo:margin-left="0.5102in" fo:margin-right="0in" fo:text-indent="0.4689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4583in"/>
          <style:tab-stop style:position="0.6252in"/>
          <style:tab-stop style:position="0.6354in"/>
          <style:tab-stop style:position="0.6457in"/>
          <style:tab-stop style:position="0.6665in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Standard" style:list-style-name="L1">
      <style:paragraph-properties fo:margin-left="0.5102in" fo:margin-right="0in" fo:text-indent="0.198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6252in"/>
          <style:tab-stop style:position="0.6354in"/>
          <style:tab-stop style:position="0.6457in"/>
          <style:tab-stop style:position="0.6665in"/>
        </style:tab-stops>
      </style:paragraph-properties>
      <style:text-properties fo:font-weight="bold" style:font-weight-asian="bold" style:font-weight-complex="bold"/>
    </style:style>
    <style:style style:name="P20" style:family="paragraph" style:parent-style-name="Standard" style:list-style-name="L1">
      <style:paragraph-properties fo:margin-left="0.5102in" fo:margin-right="0in" fo:text-indent="0.5209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6252in"/>
          <style:tab-stop style:position="0.6354in"/>
          <style:tab-stop style:position="0.6457in"/>
          <style:tab-stop style:position="0.6665in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Standard" style:list-style-name="L1">
      <style:paragraph-properties fo:margin-left="0.5102in" fo:margin-right="0in" fo:text-indent="0.25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 style:list-style-name="L1">
      <style:paragraph-properties fo:margin-left="0.5102in" fo:margin-right="0in" fo:text-indent="0.5728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9583in"/>
          <style:tab-stop style:position="1in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Standard" style:list-style-name="L1">
      <style:paragraph-properties fo:margin-left="0.5102in" fo:margin-right="0in" fo:text-indent="0.2917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9583in"/>
          <style:tab-stop style:position="1in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Standard" style:list-style-name="L1">
      <style:paragraph-properties fo:margin-left="0.5102in" fo:margin-right="0in" fo:text-indent="0.6146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9583in"/>
          <style:tab-stop style:position="1in"/>
          <style:tab-stop style:position="1.0417in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Standard" style:list-style-name="L1">
      <style:paragraph-properties fo:margin-left="0.5102in" fo:margin-right="0in" fo:text-indent="0.3335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9583in"/>
          <style:tab-stop style:position="1in"/>
          <style:tab-stop style:position="1.0417in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Standard" style:list-style-name="L1">
      <style:paragraph-properties fo:margin-left="0.5102in" fo:margin-right="0in" fo:text-indent="0.6665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9583in"/>
          <style:tab-stop style:position="1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</style:tab-stops>
      </style:paragraph-properties>
      <style:text-properties fo:font-weight="bold" style:font-weight-asian="bold" style:font-weight-complex="bold"/>
    </style:style>
    <style:style style:name="P27" style:family="paragraph" style:parent-style-name="Standard" style:list-style-name="L1">
      <style:paragraph-properties fo:margin-left="0.5102in" fo:margin-right="0in" fo:text-indent="0.3854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7083in"/>
          <style:tab-stop style:position="1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</style:tab-stops>
      </style:paragraph-properties>
      <style:text-properties fo:font-weight="bold" style:font-weight-asian="bold" style:font-weight-complex="bold"/>
    </style:style>
    <style:style style:name="P28" style:family="paragraph" style:parent-style-name="Standard" style:list-style-name="L1">
      <style:paragraph-properties fo:margin-left="0.5102in" fo:margin-right="0in" fo:text-indent="0.7189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7083in"/>
          <style:tab-stop style:position="1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  <style:tab-stop style:position="1.1146in"/>
          <style:tab-stop style:position="1.1252in"/>
          <style:tab-stop style:position="1.1563in"/>
        </style:tab-stops>
      </style:paragraph-properties>
      <style:text-properties fo:font-weight="bold" style:font-weight-asian="bold" style:font-weight-complex="bold"/>
    </style:style>
    <style:style style:name="P29" style:family="paragraph" style:parent-style-name="Standard" style:list-style-name="L1">
      <style:paragraph-properties fo:margin-left="0.5102in" fo:margin-right="0in" fo:text-indent="0.4165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7083in"/>
          <style:tab-stop style:position="0.7811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  <style:tab-stop style:position="1.1146in"/>
          <style:tab-stop style:position="1.1252in"/>
          <style:tab-stop style:position="1.1563in"/>
        </style:tab-stops>
      </style:paragraph-properties>
      <style:text-properties fo:font-weight="bold" style:font-weight-asian="bold" style:font-weight-complex="bold"/>
    </style:style>
    <style:style style:name="P30" style:family="paragraph" style:parent-style-name="Standard" style:list-style-name="L1">
      <style:paragraph-properties fo:margin-left="0.5102in" fo:margin-right="0in" fo:text-indent="0.4165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7083in"/>
          <style:tab-stop style:position="0.7811in"/>
          <style:tab-stop style:position="0.8126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  <style:tab-stop style:position="1.1146in"/>
          <style:tab-stop style:position="1.1252in"/>
          <style:tab-stop style:position="1.1563in"/>
        </style:tab-stops>
      </style:paragraph-properties>
      <style:text-properties fo:font-weight="bold" style:font-weight-asian="bold" style:font-weight-complex="bold"/>
    </style:style>
    <style:style style:name="P31" style:family="paragraph" style:parent-style-name="Standard" style:list-style-name="L1">
      <style:paragraph-properties fo:margin-left="0.5102in" fo:margin-right="0in" fo:text-indent="-0.0209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7083in"/>
          <style:tab-stop style:position="0.7811in"/>
          <style:tab-stop style:position="0.8126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  <style:tab-stop style:position="1.1146in"/>
          <style:tab-stop style:position="1.1252in"/>
          <style:tab-stop style:position="1.1563in"/>
        </style:tab-stops>
      </style:paragraph-properties>
      <style:text-properties fo:font-weight="bold" style:font-weight-asian="bold" style:font-weight-complex="bold"/>
    </style:style>
    <style:style style:name="P32" style:family="paragraph" style:parent-style-name="Standard" style:list-style-name="L1">
      <style:paragraph-properties fo:margin-left="0.5102in" fo:margin-right="0in" fo:text-indent="-0.0417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7083in"/>
          <style:tab-stop style:position="0.7811in"/>
          <style:tab-stop style:position="0.8126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  <style:tab-stop style:position="1.1146in"/>
          <style:tab-stop style:position="1.1252in"/>
          <style:tab-stop style:position="1.1563in"/>
        </style:tab-stops>
      </style:paragraph-properties>
      <style:text-properties fo:font-weight="bold" style:font-weight-asian="bold" style:font-weight-complex="bold"/>
    </style:style>
    <style:style style:name="P33" style:family="paragraph" style:parent-style-name="Standard" style:list-style-name="L1">
      <style:paragraph-properties fo:margin-left="0.5102in" fo:margin-right="0in" fo:text-indent="0.4272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7083in"/>
          <style:tab-stop style:position="0.7811in"/>
          <style:tab-stop style:position="0.8126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  <style:tab-stop style:position="1.1146in"/>
          <style:tab-stop style:position="1.1252in"/>
          <style:tab-stop style:position="1.1563in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Standard" style:list-style-name="L1">
      <style:paragraph-properties fo:margin-left="0.5102in" fo:margin-right="0in" fo:text-indent="0.4374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7083in"/>
          <style:tab-stop style:position="0.7811in"/>
          <style:tab-stop style:position="0.8126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  <style:tab-stop style:position="1.1146in"/>
          <style:tab-stop style:position="1.1252in"/>
          <style:tab-stop style:position="1.1563in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 style:list-style-name="L1">
      <style:paragraph-properties fo:margin-left="0.5102in" fo:margin-right="0in" fo:text-indent="0.0102in" style:auto-text-indent="false">
        <style:tab-stops>
          <style:tab-stop style:position="0.1043in"/>
          <style:tab-stop style:position="0.1146in"/>
          <style:tab-stop style:position="0.1252in"/>
          <style:tab-stop style:position="0.1772in"/>
          <style:tab-stop style:position="0.2602in"/>
          <style:tab-stop style:position="0.3335in"/>
          <style:tab-stop style:position="0.4272in"/>
          <style:tab-stop style:position="0.5in"/>
          <style:tab-stop style:position="0.5626in"/>
          <style:tab-stop style:position="0.6252in"/>
          <style:tab-stop style:position="0.6354in"/>
          <style:tab-stop style:position="0.6665in"/>
          <style:tab-stop style:position="0.7083in"/>
          <style:tab-stop style:position="0.7811in"/>
          <style:tab-stop style:position="0.8126in"/>
          <style:tab-stop style:position="1.0417in"/>
          <style:tab-stop style:position="1.0626in"/>
          <style:tab-stop style:position="1.0728in"/>
          <style:tab-stop style:position="1.0835in"/>
          <style:tab-stop style:position="1.1043in"/>
          <style:tab-stop style:position="1.1146in"/>
          <style:tab-stop style:position="1.1252in"/>
          <style:tab-stop style:position="1.1563in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-color="#dc2300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65330655" text:style-name="L1">
        <text:list-item>
          <text:p text:style-name="P2">Introdução</text:p>
          <text:list>
            <text:list-item>
              <text:p text:style-name="P3">Objetivos</text:p>
            </text:list-item>
            <text:list-item>
              <text:p text:style-name="P3">Contribuições</text:p>
            </text:list-item>
            <text:list-item>
              <text:p text:style-name="P3">Metodologia</text:p>
            </text:list-item>
            <text:list-item>
              <text:p text:style-name="P3">Organização do Trabalho</text:p>
            </text:list-item>
          </text:list>
        </text:list-item>
        <text:list-item>
          <text:p text:style-name="P4">A Linguagem Haskell</text:p>
          <text:list>
            <text:list-item>
              <text:p text:style-name="P5">Módulos</text:p>
            </text:list-item>
            <text:list-item>
              <text:p text:style-name="P5">Anotações de Tipo</text:p>
            </text:list-item>
            <text:list-item>
              <text:p text:style-name="P5">Sintaxe para listas</text:p>
            </text:list-item>
            <text:list-item>
              <text:p text:style-name="P5">Casamento de Padrões</text:p>
            </text:list-item>
            <text:list-item>
              <text:p text:style-name="P5">Tipos de Dados Algébricos</text:p>
            </text:list-item>
            <text:list-item>
              <text:p text:style-name="P5">Conclusão</text:p>
            </text:list-item>
          </text:list>
        </text:list-item>
        <text:list-item>
          <text:p text:style-name="P6">Polimorfismo de Sobrecarga em Haskell</text:p>
          <text:list>
            <text:list-item>
              <text:p text:style-name="P7">Introdução</text:p>
            </text:list-item>
            <text:list-item>
              <text:p text:style-name="P7">Polimorfismo de Sobrecarga em Haskell</text:p>
              <text:list>
                <text:list-item>
                  <text:p text:style-name="P8">Classes de Tipo</text:p>
                </text:list-item>
                <text:list-item>
                  <text:p text:style-name="P8">Ambiguidade</text:p>
                </text:list-item>
              </text:list>
            </text:list-item>
            <text:list-item>
              <text:p text:style-name="P9">Classes de Tipos com Múltiplos Parâmetros</text:p>
              <text:list>
                <text:list-item>
                  <text:p text:style-name="P11">Introdução</text:p>
                </text:list-item>
                <text:list-item>
                  <text:p text:style-name="P11">Verificação e Inferência de Tipos</text:p>
                </text:list-item>
              </text:list>
            </text:list-item>
            <text:list-item>
              <text:p text:style-name="P10">Dependências Funcionais</text:p>
              <text:list>
                <text:list-item>
                  <text:p text:style-name="P12">Introdução</text:p>
                </text:list-item>
                <text:list-item>
                  <text:p text:style-name="P12">Problemas com Dependências Funcionais</text:p>
                </text:list-item>
                <text:list-item>
                  <text:p text:style-name="P12">Verificação e Inferência de Tipos</text:p>
                </text:list-item>
              </text:list>
            </text:list-item>
            <text:list-item>
              <text:p text:style-name="P13">Famílias de Tipos</text:p>
              <text:list>
                <text:list-item>
                  <text:p text:style-name="P14">Introdução</text:p>
                </text:list-item>
                <text:list-item>
                  <text:p text:style-name="P14">Problemas com Famílias de Tipos</text:p>
                </text:list-item>
                <text:list-item>
                  <text:p text:style-name="P14">Verificação e Inferência de Tipos</text:p>
                </text:list-item>
              </text:list>
            </text:list-item>
            <text:list-item>
              <text:p text:style-name="P15">O Dilema dos Projetistas de Haskell</text:p>
            </text:list-item>
            <text:list-item>
              <text:p text:style-name="P15">Problemas da Abordagem usada por Haskell para Sobrecarga</text:p>
            </text:list-item>
            <text:list-item>
              <text:p text:style-name="P15">Conclusão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67248275" text:continue-numbering="true" text:style-name="L1">
        <text:list-item>
          <text:p text:style-name="P16"><text:soft-page-break/>O Sistema de Tipos Proposto</text:p>
          <text:list>
            <text:list-item>
              <text:p text:style-name="P17">Introdução</text:p>
            </text:list-item>
            <text:list-item>
              <text:p text:style-name="P17">Sintaxe</text:p>
              <text:list>
                <text:list-item>
                  <text:p text:style-name="P18">Termos</text:p>
                </text:list-item>
                <text:list-item>
                  <text:p text:style-name="P18">Sintaxe de Tipos e Kinds</text:p>
                </text:list-item>
              </text:list>
            </text:list-item>
            <text:list-item>
              <text:p text:style-name="P19">Substituições</text:p>
            </text:list-item>
            <text:list-item>
              <text:p text:style-name="P19">Contextos de Tipos</text:p>
              <text:list>
                <text:list-item>
                  <text:p text:style-name="P20">Casamento de Classes-Instâncias</text:p>
                </text:list-item>
                <text:list-item>
                  <text:p text:style-name="P20">Instâncias Bem Formadas</text:p>
                </text:list-item>
              </text:list>
            </text:list-item>
            <text:list-item>
              <text:p text:style-name="P21">Ordens Parciais</text:p>
              <text:list>
                <text:list-item>
                  <text:p text:style-name="P22">Expressões de Tipos Simples</text:p>
                </text:list-item>
                <text:list-item>
                  <text:p text:style-name="P22">Substituições</text:p>
                </text:list-item>
                <text:list-item>
                  <text:p text:style-name="P22">Tipos </text:p>
                </text:list-item>
                <text:list-item>
                  <text:p text:style-name="P22">Contextos de Tipos</text:p>
                </text:list-item>
                <text:list-item>
                  <text:p text:style-name="P22">Tipagens</text:p>
                </text:list-item>
              </text:list>
            </text:list-item>
            <text:list-item>
              <text:p text:style-name="P23">Operações de Supremo</text:p>
              <text:list>
                <text:list-item>
                  <text:p text:style-name="P24">Cálculo do Supremo de Tipos Simples</text:p>
                </text:list-item>
                <text:list-item>
                  <text:p text:style-name="P24">Cálculo do Supremo de Substituições</text:p>
                </text:list-item>
                <text:list-item>
                  <text:p text:style-name="P24"><draw:rect text:anchor-type="paragraph" draw:z-index="3" draw:style-name="gr1" draw:text-style-name="P36" svg:width="6.8543in" svg:height="0.2087in" svg:x="0.0402in" svg:y="0.0043in"><text:p/></draw:rect>Prova de Terminação do Cálculo de Supremos</text:p>
                </text:list-item>
              </text:list>
            </text:list-item>
            <text:list-item>
              <text:p text:style-name="P25">Satisfazibilidade de Restrições</text:p>
              <text:list>
                <text:list-item>
                  <text:p text:style-name="P26">Satisfazibilidade de uma Restrição</text:p>
                </text:list-item>
                <text:list-item>
                  <text:p text:style-name="P26"><draw:rect text:anchor-type="paragraph" draw:z-index="2" draw:style-name="gr1" draw:text-style-name="P36" svg:width="6.8543in" svg:height="0.465in" svg:x="0.0819in" svg:y="0.1626in"><text:p/></draw:rect>Satisfazibilidade de um Conjunto de Restrições</text:p>
                </text:list-item>
                <text:list-item>
                  <text:p text:style-name="P26">Algoritmo para Satisfazibilidade de Restrições</text:p>
                </text:list-item>
                <text:list-item>
                  <text:p text:style-name="P26">Restrições para garantir a terminação do Algoritmo</text:p>
                </text:list-item>
              </text:list>
            </text:list-item>
            <text:list-item>
              <text:p text:style-name="P27">Definição do Sistema de Tipos</text:p>
              <text:list>
                <text:list-item>
                  <text:p text:style-name="P28">Fechamento de Conjunto de Restrições</text:p>
                </text:list-item>
                <text:list-item>
                  <text:p text:style-name="P28">Tipos Bem Formados</text:p>
                </text:list-item>
                <text:list-item>
                  <text:p text:style-name="P28"><draw:rect text:anchor-type="paragraph" draw:z-index="1" draw:style-name="gr1" draw:text-style-name="P36" svg:width="6.8543in" svg:height="0.198in" svg:x="0.0717in" svg:y="0.1874in"><text:p/></draw:rect>Simplificação e Igualdade de Tipos</text:p>
                </text:list-item>
                <text:list-item>
                  <text:p text:style-name="P28">O Sistema de Tipos</text:p>
                </text:list-item>
                <text:list-item>
                  <text:p text:style-name="P28">Propriedades do Sistema de Tipos</text:p>
                </text:list-item>
              </text:list>
            </text:list-item>
            <text:list-item>
              <text:p text:style-name="P29">Inferência de Tipos</text:p>
            </text:list-item>
            <text:list-item>
              <text:p text:style-name="P30"><draw:rect text:anchor-type="paragraph" draw:z-index="0" draw:style-name="gr1" draw:text-style-name="P36" svg:width="6.8543in" svg:height="1.5441in" svg:x="0.0508in" svg:y="0.1709in"><text:p/></draw:rect>Conclusão</text:p>
            </text:list-item>
          </text:list>
        </text:list-item>
        <text:list-item>
          <text:p text:style-name="P31">Demonstração das Propriedades do Sistema de Tipos</text:p>
          <text:list>
            <text:list-item>
              <text:p text:style-name="P30">Demonstração do Lema da Substituição</text:p>
            </text:list-item>
            <text:list-item>
              <text:p text:style-name="P30">Demonstração da Propriedade de Tipo Principal</text:p>
            </text:list-item>
            <text:list-item>
              <text:p text:style-name="P30">Demonstração da Propriedade de Tipagem Principal</text:p>
            </text:list-item>
          </text:list>
        </text:list-item>
        <text:list-item>
          <text:p text:style-name="P32">Avaliação do <text:span text:style-name="T1">Front-end</text:span><text:span text:style-name="T2"> Implementado</text:span></text:p>
          <text:list>
            <text:list-item>
              <text:p text:style-name="P33">Detalhes de Implementação</text:p>
            </text:list-item>
            <text:list-item>
              <text:p text:style-name="P34">Bibliotecas Consideradas</text:p>
            </text:list-item>
            <text:list-item>
              <text:p text:style-name="P33">Resultados Obtidos</text:p>
            </text:list-item>
          </text:list>
        </text:list-item>
        <text:list-item>
          <text:p text:style-name="P35">Conclusões e Trabalhos Futur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Ribeiro</meta:initial-creator>
    <meta:creation-date>2010-07-26T09:49:44</meta:creation-date>
    <dc:date>2010-07-26T10:49:49</dc:date>
    <dc:creator>Rodrigo Ribeiro</dc:creator>
    <meta:editing-duration>PT00H24M21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2" meta:paragraph-count="72" meta:word-count="316" meta:character-count="2169"/>
  </office:meta>
</office:document-meta>
</file>